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Geneva" svg:font-family="Geneva"/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Times New Roman1" fo:font-size="12pt"/>
    </style:style>
    <style:style style:name="P3" style:family="paragraph" style:parent-style-name="Standard">
      <style:paragraph-properties fo:margin-left="0.0102in" fo:margin-right="0in" fo:text-indent="0in" style:auto-text-indent="false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Times New Roman1" fo:font-size="12pt"/>
    </style:style>
    <style:style style:name="P6" style:family="paragraph" style:parent-style-name="Standard" style:list-style-name="L2">
      <style:paragraph-properties fo:margin-left="0.0102in" fo:margin-right="0in" fo:text-indent="0in" style:auto-text-indent="false"/>
    </style:style>
    <style:style style:name="P7" style:family="paragraph" style:parent-style-name="Standard" style:list-style-name="L2">
      <style:paragraph-properties fo:margin-left="0.0102in" fo:margin-right="0in" fo:text-indent="0in" style:auto-text-indent="false"/>
      <style:text-properties style:font-name="Times New Roman1" fo:font-size="12pt"/>
    </style:style>
    <style:style style:name="P8" style:family="paragraph" style:parent-style-name="Standard" style:master-page-name="Landscape">
      <style:paragraph-properties style:page-number="auto" fo:break-before="page"/>
      <style:text-properties style:font-name="Times New Roman1" fo:font-size="12pt"/>
    </style:style>
    <style:style style:name="T1" style:family="text">
      <style:text-properties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 Leadership Opportunities</text:p>
      <text:p text:style-name="Standard"/>
      <text:p text:style-name="Standard">Leadership Committee</text:p>
      <text:list text:style-name="L1">
        <text:list-item>
          <text:p text:style-name="P4">Quartermaster – manages our storage units and contents. <text:s/>Approximate time each month : 2 hours</text:p>
        </text:list-item>
      </text:list>
      <text:p text:style-name="P3"/>
      <text:p text:style-name="P3">Activities</text:p>
      <text:list text:style-name="L2">
        <text:list-item>
          <text:p text:style-name="P6">Community Service Representative – Organize our Clemens Crossing Elementary School stream cleanup and any other community service projects on the calendar. <text:s/>Very easy.</text:p>
        </text:list-item>
        <text:list-item>
          <text:p text:style-name="P6">Quartermaster – Keep track of what's in our 2 storage units. <text:s/>Occasionally retrieve items for activities. <text:s/>Easy.</text:p>
        </text:list-item>
        <text:list-item>
          <text:p text:style-name="P6">Cub Scout Day Camp. <text:s/>June 23<text:span text:style-name="T1">rd</text:span> – 27<text:span text:style-name="T1">th</text:span>. <text:s/>Coordinate sign-ups, collect money, get volunteer commitments. <text:s/>Short-duration of effort, but challenging. </text:p>
        </text:list-item>
        <text:list-item>
          <text:p text:style-name="P6">Bowie Baysox game and campout. <text:s/>June 13<text:span text:style-name="T1">th</text:span> &amp; 14<text:span text:style-name="T1">th</text:span> . <text:s/>Coordinate sign-ups, arrange carpooling. Tailgate party possibility. <text:s/>Moderate.</text:p>
        </text:list-item>
        <text:list-item>
          <text:p text:style-name="P7">Pushcart Derby/CCES Stream Cleanup. <text:s/>May 10th. <text:s/>Coordinate location, activities, race officiating, etc. <text:s/>Easy-to-moderate</text:p>
        </text:list-item>
        <text:list-item>
          <text:p text:style-name="P7">WEBELOS-O-REE – Assist Dan Murphy in event coordination. <text:s/>Moderate.</text:p>
        </text:list-item>
        <text:list-item>
          <text:p text:style-name="P7">Raingutter Regatta. <text:s/>August. <text:s/>Set up, race officiating, etc. <text:s/>Easy.</text:p>
        </text:list-item>
        <text:list-item>
          <text:p text:style-name="P7">Pack picnic. <text:s/>August. <text:s/>Help organize and execute. <text:s/>Easy.</text:p>
        </text:list-item>
        <text:list-item>
          <text:p text:style-name="P7">Fishing tournament. <text:s/>July. <text:s/>Coordinate and participate. <text:s/>Very easy.</text:p>
        </text:list-item>
        <text:list-item>
          <text:p text:style-name="P7">Good Turn (Community Service): Martin Park, Market Day, etc… <text:s/>Very easy.</text:p>
        </text:list-item>
      </text:list>
      <text:p text:style-name="P8"><draw:frame draw:style-name="fr1" draw:name="Object1" text:anchor-type="paragraph" svg:x="-0.0008in" svg:y="0.0354in" svg:width="10.5839in" svg:height="1.304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Geneva" svg:font-family="Geneva"/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Landscap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3-09T20:40:49</meta:creation-date>
    <dc:creator>Ken Ross</dc:creator>
    <dc:date>2008-04-09T08:10:21</dc:date>
    <meta:printed-by>Ken Ross</meta:printed-by>
    <meta:print-date>2008-04-09T08:09:31</meta:print-date>
    <meta:editing-cycles>5</meta:editing-cycles>
    <meta:editing-duration>PT1H36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2" meta:paragraph-count="14" meta:word-count="157" meta:character-count="11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3193in"/>
    </style:style>
    <style:style style:name="co4" style:family="table-column">
      <style:table-column-properties fo:break-before="auto" style:column-width="2.202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0.53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4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d4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d4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d4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fo:color="#0000d4" style:text-outline="false" style:text-line-through-style="none" style:font-name="Geneva" fo:font-size="9pt" fo:language="en" fo:country="US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9pt" style:language-asian="zxx" style:country-asian="none" style:font-style-asian="normal" style:font-weight-asian="normal" style:font-name-complex="Geneva" style:font-size-complex="9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4">
          <table:table-cell table:number-columns-repeated="11"/>
        </table:table-row>
        <table:table-row table:style-name="ro1">
          <table:table-cell table:style-name="ce1" office:value-type="string">
            <text:p>Adam</text:p>
          </table:table-cell>
          <table:table-cell table:style-name="ce1" office:value-type="string">
            <text:p>Cor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974 Newberry Dr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8-11-06">
            <text:p>11/6/1998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531-5226</text:p>
          </table:table-cell>
          <table:table-cell table:style-name="ce1" office:value-type="string">
            <text:p>Rich &amp; Janet Cort</text:p>
          </table:table-cell>
          <table:table-cell table:style-name="ce1" office:value-type="string">
            <text:p>rbcort@aol.com</text:p>
          </table:table-cell>
          <table:table-cell table:style-name="ce1" office:value-type="string">
            <text:p>jkcort@aol.com</text:p>
          </table:table-cell>
        </table:table-row>
        <table:table-row table:style-name="ro1">
          <table:table-cell table:style-name="ce1" office:value-type="string">
            <text:p>Phillip (Kyser)</text:p>
          </table:table-cell>
          <table:table-cell table:style-name="ce1" office:value-type="string">
            <text:p>Ehrhard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684 High Beam Ct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8-12-17">
            <text:p>12/17/1998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997-1733</text:p>
          </table:table-cell>
          <table:table-cell table:style-name="ce1" office:value-type="string">
            <text:p>Marcia &amp; Michael Ehrhardt</text:p>
          </table:table-cell>
          <table:table-cell table:style-name="ce3" office:value-type="string">
            <text:p><text:span text:style-name="T1"><text:a xlink:href="mailto:mandmehrhardt@comcast.net">mandmehrhardt@comcast.net </text:a>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Kalyan</text:p>
          </table:table-cell>
          <table:table-cell table:style-name="ce1" office:value-type="string">
            <text:p>Emerick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123 Watch Chain Way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9-05-21">
            <text:p>5/21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997-0167</text:p>
          </table:table-cell>
          <table:table-cell table:style-name="ce1" office:value-type="string">
            <text:p>Anjani Chandra</text:p>
          </table:table-cell>
          <table:table-cell table:style-name="ce4" office:value-type="string">
            <text:p><text:span text:style-name="T1"><text:a xlink:href="mailto:achandra@cdc.gov">achandra@cdc.gov</text:a>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Nathan</text:p>
          </table:table-cell>
          <table:table-cell table:style-name="ce1" office:value-type="string">
            <text:p>Gear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5953 Cedar Fern Ct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9-09-22">
            <text:p>9/22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740-0476</text:p>
          </table:table-cell>
          <table:table-cell table:style-name="ce1" office:value-type="string">
            <text:p>Gerry &amp; Mimi Gears</text:p>
          </table:table-cell>
          <table:table-cell table:style-name="ce4" office:value-type="string">
            <text:p><text:span text:style-name="T1"><text:a xlink:href="mailto:ggears@comcast.net">ggears@comcast.net</text:a>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Zachary</text:p>
          </table:table-cell>
          <table:table-cell table:style-name="ce1" office:value-type="string">
            <text:p>Johnso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217 Discover Ct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9-08-14">
            <text:p>8/14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884-6725</text:p>
          </table:table-cell>
          <table:table-cell table:style-name="ce1" office:value-type="string">
            <text:p>Beth &amp; Bill Johnson Jr</text:p>
          </table:table-cell>
          <table:table-cell table:style-name="ce4" office:value-type="string">
            <text:p><text:span text:style-name="T1"><text:a xlink:href="mailto:billjohnson6@comcast.net">billjohnson6@comcast.net</text:a>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Calvin</text:p>
          </table:table-cell>
          <table:table-cell table:style-name="ce1" office:value-type="string">
            <text:p>Kuang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873 Caravan Ct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9-04-16">
            <text:p>4/16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531-0602</text:p>
          </table:table-cell>
          <table:table-cell table:style-name="ce1" office:value-type="string">
            <text:p>Liping Zhang</text:p>
          </table:table-cell>
          <table:table-cell table:style-name="ce4" office:value-type="string">
            <text:p><text:span text:style-name="T1"><text:a xlink:href="mailto:lxzhang@leggmason.com">lxzhang@leggmason.com</text:a>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Karl</text:p>
          </table:table-cell>
          <table:table-cell table:style-name="ce1" office:value-type="string">
            <text:p>Oberl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802 Hunting Ln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9-02-04">
            <text:p>2/4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531-0103</text:p>
          </table:table-cell>
          <table:table-cell table:style-name="ce1" office:value-type="string">
            <text:p>Brian Richard Oberle </text:p>
          </table:table-cell>
          <table:table-cell table:style-name="ce5" office:value-type="string">
            <text:p>4x4path95@gmail.com</text:p>
          </table:table-cell>
          <table:table-cell table:style-name="ce1"/>
        </table:table-row>
        <table:table-row table:style-name="ro1">
          <table:table-cell table:style-name="ce1" office:value-type="string">
            <text:p>Jacob</text:p>
          </table:table-cell>
          <table:table-cell table:style-name="ce1" office:value-type="string">
            <text:p>Reiser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541 Quiet Hours Apt 102</text:p>
          </table:table-cell>
          <table:table-cell table:style-name="ce1" office:value-type="string">
            <text:p>Columbia, MD 21045</text:p>
          </table:table-cell>
          <table:table-cell table:style-name="ce2" office:value-type="date" office:date-value="1999-01-28">
            <text:p>1/28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43-545-5589</text:p>
          </table:table-cell>
          <table:table-cell table:style-name="ce1" office:value-type="string">
            <text:p>Jacob Gillmore</text:p>
          </table:table-cell>
          <table:table-cell table:style-name="ce6" office:value-type="string">
            <text:p><text:span text:style-name="T1"><text:a xlink:href="mailto:shadowgillmore@aol.com">shadowgillmore@aol.com</text:a>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Garrett</text:p>
          </table:table-cell>
          <table:table-cell table:style-name="ce1" office:value-type="string">
            <text:p>Swanso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966 Shadow Ln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9-07-15">
            <text:p>7/15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410-772-8811</text:p>
          </table:table-cell>
          <table:table-cell table:style-name="ce1" office:value-type="string">
            <text:p>Peter &amp; Kim Swanson</text:p>
          </table:table-cell>
          <table:table-cell table:style-name="ce4" office:value-type="string">
            <text:p><text:span text:style-name="T1"><text:a xlink:href="mailto:pkswanson@comcast.net">pkswanson@comcast.net</text:a></text:span></text:p>
          </table:table-cell>
          <table:table-cell table:style-name="ce1"/>
        </table:table-row>
        <table:table-row table:style-name="ro1">
          <table:table-cell table:style-name="ce1" office:value-type="string">
            <text:p>Chayne</text:p>
          </table:table-cell>
          <table:table-cell table:style-name="ce1" office:value-type="string">
            <text:p>Wrigh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126 Covington Rd</text:p>
          </table:table-cell>
          <table:table-cell table:style-name="ce1" office:value-type="string">
            <text:p>Columbia, MD 21044</text:p>
          </table:table-cell>
          <table:table-cell table:style-name="ce2" office:value-type="date" office:date-value="1999-05-25">
            <text:p>5/25/1999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301-560-6991</text:p>
          </table:table-cell>
          <table:table-cell table:style-name="ce1"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4/09/2008</text:date>, <text:time>08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